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04cm" fo:margin-left="0.122cm" table:align="left" style:writing-mode="lr-tb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0.795cm"/>
    </style:style>
    <style:style style:name="Table1.A1" style:family="table-cell">
      <style:table-cell-properties fo:padding="0cm" fo:border="0.75pt solid #000000" style:writing-mode="page"/>
    </style:style>
    <style:style style:name="Table2" style:family="table">
      <style:table-properties style:width="16.404cm" fo:margin-left="0.095cm" table:align="left" style:may-break-between-rows="true" style:writing-mode="lr-tb" table:border-model="collapsing"/>
    </style:style>
    <style:style style:name="Table2.A" style:family="table-column">
      <style:table-column-properties style:column-width="0.953cm"/>
    </style:style>
    <style:style style:name="Table2.B" style:family="table-column">
      <style:table-column-properties style:column-width="3.757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4.921cm"/>
    </style:style>
    <style:style style:name="Table2.E" style:family="table-column">
      <style:table-column-properties style:column-width="2.48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1.069cm" fo:keep-together="auto"/>
    </style:style>
    <style:style style:name="Table3" style:family="table">
      <style:table-properties style:width="16.404cm" fo:margin-left="0.122cm" table:align="left" style:may-break-between-rows="true" style:writing-mode="lr-tb" table:border-model="collapsing"/>
    </style:style>
    <style:style style:name="Table3.A" style:family="table-column">
      <style:table-column-properties style:column-width="0.979cm"/>
    </style:style>
    <style:style style:name="Table3.B" style:family="table-column">
      <style:table-column-properties style:column-width="3.704cm"/>
    </style:style>
    <style:style style:name="Table3.C" style:family="table-column">
      <style:table-column-properties style:column-width="4.286cm"/>
    </style:style>
    <style:style style:name="Table3.D" style:family="table-column">
      <style:table-column-properties style:column-width="4.948cm"/>
    </style:style>
    <style:style style:name="Table3.E" style:family="table-column">
      <style:table-column-properties style:column-width="2.487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1.069cm" fo:keep-together="auto"/>
    </style:style>
    <style:style style:name="Table4" style:family="table">
      <style:table-properties style:width="16.404cm" fo:margin-left="0.095cm" table:align="left" style:may-break-between-rows="true" style:writing-mode="lr-tb" table:border-model="collapsing"/>
    </style:style>
    <style:style style:name="Table4.A" style:family="table-column">
      <style:table-column-properties style:column-width="1.005cm"/>
    </style:style>
    <style:style style:name="Table4.B" style:family="table-column">
      <style:table-column-properties style:column-width="3.704cm"/>
    </style:style>
    <style:style style:name="Table4.C" style:family="table-column">
      <style:table-column-properties style:column-width="4.286cm"/>
    </style:style>
    <style:style style:name="Table4.D" style:family="table-column">
      <style:table-column-properties style:column-width="5.001cm"/>
    </style:style>
    <style:style style:name="Table4.E" style:family="table-column">
      <style:table-column-properties style:column-width="2.408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aba959" officeooo:paragraph-rsid="00aba959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8ccbcb" officeooo:paragraph-rsid="008ccbcb" style:font-size-asian="22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style:font-size-asian="14pt"/>
    </style:style>
    <style:style style:name="P9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" fo:font-size="14pt" style:font-size-asian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" fo:font-size="14pt" officeooo:paragraph-rsid="0032a530" style:font-size-asian="14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" fo:font-size="14pt" officeooo:rsid="004dd018" officeooo:paragraph-rsid="004dd018" style:font-size-asian="14pt"/>
    </style:style>
    <style:style style:name="P12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8ccbcb" officeooo:paragraph-rsid="008ccbcb" style:font-size-asian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paragraph-rsid="0020ae62" style:font-size-asian="14pt"/>
    </style:style>
    <style:style style:name="P16" style:family="paragraph" style:parent-style-name="Contents_20_Heading">
      <style:paragraph-properties fo:text-align="center" style:justify-single-word="false" fo:break-before="page"/>
      <style:text-properties style:use-window-font-color="true" loext:opacity="0%" style:font-name="Times New Roman" fo:font-size="20pt" fo:font-weight="normal" fo:background-color="transparent" style:font-size-asian="20pt" style:font-weight-asian="normal" style:font-size-complex="20pt" style:font-weight-complex="normal"/>
    </style:style>
    <style:style style:name="P17" style:family="paragraph" style:parent-style-name="Contents_20_1">
      <style:paragraph-properties fo:margin-top="0.101cm" fo:margin-bottom="0.101cm" style:contextual-spacing="false" fo:line-height="115%" fo:text-align="justify" style:justify-single-word="false"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text-align="justify" style:justify-single-word="false"/>
      <style:text-properties style:font-name="Times New Roman" fo:font-size="21pt" style:text-underline-style="none" officeooo:rsid="00b67119" officeooo:paragraph-rsid="00b67119" style:font-size-asian="21pt" style:font-size-complex="21pt"/>
    </style:style>
    <style:style style:name="P19" style:family="paragraph" style:parent-style-name="Heading_20_1">
      <style:paragraph-properties fo:text-align="justify" style:justify-single-word="false" fo:break-before="page"/>
      <style:text-properties style:font-name="Times New Roman" fo:font-size="21pt" style:text-underline-style="none" officeooo:rsid="00b67119" officeooo:paragraph-rsid="00b67119" style:font-size-asian="21pt" style:font-size-complex="21pt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fo:font-weight="normal" officeooo:rsid="00aa7af0" officeooo:paragraph-rsid="00aa7af0" style:font-size-asian="12.25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3cm" style:auto-text-indent="false" style:page-number="auto" fo:background-color="transparent" style:writing-mode="lr-tb"/>
      <style:text-properties style:use-window-font-color="true" loext:opacity="0%" style:font-name="Times New Roman" fo:font-size="14pt" officeooo:rsid="009cdf44" officeooo:paragraph-rsid="00aa7af0" style:font-size-asian="12.25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Heading_20_1">
      <style:paragraph-properties fo:text-align="center" style:justify-single-word="false" fo:orphans="2" fo:widows="2" style:writing-mode="lr-tb"/>
      <style:text-properties style:use-window-font-color="true" loext:opacity="0%" style:font-name="Times New Roman" fo:font-size="21pt" fo:language="ru" fo:country="RU" officeooo:rsid="00b9b979" officeooo:paragraph-rsid="00b9b979" style:font-size-asian="21pt" style:font-size-complex="21pt"/>
    </style:style>
    <style:style style:name="P23" style:family="paragraph" style:parent-style-name="Heading_20_1">
      <style:paragraph-properties fo:text-align="justify" style:justify-single-word="false" fo:orphans="2" fo:widows="2" fo:break-before="page" style:writing-mode="lr-tb"/>
      <style:text-properties style:use-window-font-color="true" loext:opacity="0%" style:font-name="Times New Roman" fo:font-size="21pt" fo:language="ru" fo:country="RU" officeooo:rsid="00ae01b9" officeooo:paragraph-rsid="00ae01b9" style:font-size-asian="21pt" style:font-size-complex="21pt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fo:font-weight="normal" officeooo:rsid="009cef0f" officeooo:paragraph-rsid="00aec400" style:font-size-asian="12.25pt" style:font-weight-asian="normal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3cm" style:auto-text-indent="false" style:page-number="auto" fo:background-color="transparent" style:writing-mode="lr-tb"/>
      <style:text-properties style:use-window-font-color="true" loext:opacity="0%" style:font-name="Times New Roman" fo:font-size="14pt" officeooo:rsid="00a1cab5" officeooo:paragraph-rsid="00b9b979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font-size="21pt" fo:language="ru" fo:country="RU" officeooo:rsid="00ae01b9" officeooo:paragraph-rsid="00ae01b9" style:font-size-asian="21pt" style:language-asian="en" style:country-asian="US" style:font-name-complex="Calibri2" style:font-size-complex="21pt"/>
    </style:style>
    <style:style style:name="P27" style:family="paragraph" style:parent-style-name="Heading_20_1">
      <style:paragraph-properties fo:text-align="justify" style:justify-single-word="false" fo:orphans="2" fo:widows="2" fo:break-before="page" style:writing-mode="lr-tb"/>
      <style:text-properties style:use-window-font-color="true" loext:opacity="0%" style:font-name="Times New Roman" fo:font-size="21pt" fo:language="ru" fo:country="RU" officeooo:rsid="00ae01b9" officeooo:paragraph-rsid="00ae01b9" style:font-size-asian="21pt" style:language-asian="en" style:country-asian="US" style:font-name-complex="Calibri2" style:font-size-complex="21pt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officeooo:rsid="00b12069" officeooo:paragraph-rsid="00b12069" style:font-size-asian="14pt" style:language-asian="en" style:country-asian="US" style:font-name-complex="Calibri2" style:font-size-complex="14pt"/>
    </style:style>
    <style:style style:name="P29" style:family="paragraph" style:parent-style-name="Standard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Times New Roman" fo:font-size="14pt" fo:font-style="italic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b67119" officeooo:paragraph-rsid="00b67119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b12eb8" officeooo:paragraph-rsid="00b12eb8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rsid="00b12eb8" officeooo:paragraph-rsid="00b12eb8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4pt" officeooo:rsid="00b2537f" officeooo:paragraph-rsid="00b2537f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officeooo:rsid="00a1cab5" officeooo:paragraph-rsid="00b08c6b" style:font-size-asian="14pt" style:language-asian="en" style:country-asian="US" style:font-name-complex="Calibri2" style:font-size-complex="14pt"/>
    </style:style>
    <style:style style:name="P35" style:family="paragraph" style:parent-style-name="Standard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Times New Roman" fo:font-style="italic" officeooo:paragraph-rsid="00b67119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7119" officeooo:paragraph-rsid="00b67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29e19" officeooo:paragraph-rsid="00b29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29e19" officeooo:paragraph-rsid="00b29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e486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7119" officeooo:paragraph-rsid="00b67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officeooo:rsid="00b12069" officeooo:paragraph-rsid="00b29e19" style:font-size-asian="14pt" style:language-asian="en" style:country-asian="US" style:font-name-complex="Calibri2" style:font-size-complex="14pt"/>
    </style:style>
    <style:style style:name="P42" style:family="paragraph" style:parent-style-name="Standard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Times New Roman" fo:font-size="14pt" fo:font-style="italic" officeooo:paragraph-rsid="00b6e486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7119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29e19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706de" officeooo:paragraph-rsid="00b706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7119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e486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style:font-name="Times New Roman"/>
    </style:style>
    <style:style style:name="P49" style:family="paragraph" style:parent-style-name="Standard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Times New Roman" fo:font-size="14pt" fo:font-style="italic" officeooo:paragraph-rsid="00b89423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67119" officeooo:paragraph-rsid="00b89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89423" officeooo:paragraph-rsid="00b89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89423" officeooo:paragraph-rsid="00b89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b706de" officeooo:paragraph-rsid="00b89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4pt" officeooo:rsid="00b2537f" officeooo:paragraph-rsid="00b89423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officeooo:rsid="00b12069" officeooo:paragraph-rsid="00b89423" style:font-size-asian="14pt" style:language-asian="en" style:country-asian="US" style:font-name-complex="Calibri2" style:font-size-complex="14pt"/>
    </style:style>
    <style:style style:name="P56" style:family="paragraph" style:parent-style-name="Heading_20_1">
      <style:paragraph-properties fo:text-align="center" style:justify-single-word="false" fo:orphans="2" fo:widows="2" style:writing-mode="lr-tb"/>
      <style:text-properties style:use-window-font-color="true" loext:opacity="0%" style:font-name="Times New Roman" fo:font-size="21pt" fo:language="ru" fo:country="RU" officeooo:rsid="00b6e486" officeooo:paragraph-rsid="00b6e486" style:font-size-asian="21pt" style:font-size-complex="21pt"/>
    </style:style>
    <style:style style:name="P57" style:family="paragraph" style:parent-style-name="Heading_20_1" style:master-page-name="">
      <loext:graphic-properties draw:fill="none"/>
      <style:paragraph-properties fo:margin-left="0cm" fo:margin-right="0cm" fo:margin-top="0.423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style:page-number="auto" fo:break-before="page" fo:background-color="transparent" style:vertical-align="baseline" style:writing-mode="lr-tb"/>
      <style:text-properties style:use-window-font-color="true" loext:opacity="0%" style:font-name="Times New Roman" fo:font-size="21pt" fo:language="ru" fo:country="RU" officeooo:rsid="00b6e486" officeooo:paragraph-rsid="00b6e486" style:font-size-asian="21pt" style:font-size-complex="2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fo:font-weight="normal" officeooo:rsid="007b0c19" officeooo:paragraph-rsid="009cef0f" style:font-size-asian="12.25pt" style:font-weight-asian="normal" style:font-size-complex="14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3cm" style:auto-text-indent="false" style:page-number="auto" fo:background-color="transparent" style:writing-mode="lr-tb"/>
      <style:text-properties style:use-window-font-color="true" loext:opacity="0%" style:font-name="Times New Roman" fo:font-size="14pt" officeooo:rsid="009cdf44" officeooo:paragraph-rsid="00b9b979" style:font-size-asian="12.25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" fo:font-size="14pt" officeooo:rsid="009cdf44" officeooo:paragraph-rsid="009cef0f" style:font-size-asian="12.25pt" style:font-size-complex="14pt"/>
    </style:style>
    <style:style style:name="P61" style:family="paragraph" style:parent-style-name="Heading_20_1">
      <style:paragraph-properties fo:text-align="center" style:justify-single-word="false" fo:orphans="2" fo:widows="2" style:writing-mode="lr-tb"/>
      <style:text-properties style:font-name="Times New Roman" officeooo:rsid="00ad89ce" officeooo:paragraph-rsid="00ad89ce"/>
    </style:style>
    <style:style style:name="P62" style:family="paragraph" style:parent-style-name="Heading_20_1">
      <style:paragraph-properties fo:text-align="center" style:justify-single-word="false" fo:orphans="2" fo:widows="2" fo:break-before="page" style:writing-mode="lr-tb"/>
      <style:text-properties style:font-name="Times New Roman" fo:font-size="20pt" fo:font-weight="normal" officeooo:rsid="00b6e486" officeooo:paragraph-rsid="00b6e486" style:font-size-asian="20pt" style:font-weight-asian="normal" style:font-size-complex="20pt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14pt" fo:font-style="normal" fo:font-weight="normal" officeooo:rsid="00a9999c" officeooo:paragraph-rsid="00ab9093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Numbering_20_123" style:master-page-name="">
      <loext:graphic-properties draw:fill="none"/>
      <style:paragraph-properties fo:margin-left="-0.499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101cm" style:auto-text-indent="false" style:page-number="auto" fo:background-color="transparent" style:writing-mode="lr-tb"/>
      <style:text-properties style:use-window-font-color="true" loext:opacity="0%" style:font-name="Times New Roman" fo:font-size="14pt" fo:font-style="normal" fo:font-weight="normal" officeooo:rsid="009cdf44" officeooo:paragraph-rsid="00b9b979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 style:list-style-name="Numbering_20_123" style:master-page-name="">
      <loext:graphic-properties draw:fill="none"/>
      <style:paragraph-properties fo:margin-left="-0.499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fo:text-indent="1.199cm" style:auto-text-indent="false" style:page-number="auto" fo:background-color="transparent" style:writing-mode="lr-tb">
        <style:tab-stops>
          <style:tab-stop style:position="0.609cm"/>
        </style:tab-stops>
      </style:paragraph-properties>
      <style:text-properties style:use-window-font-color="true" loext:opacity="0%" style:font-name="Times New Roman" fo:font-size="14pt" fo:font-style="normal" fo:font-weight="normal" officeooo:rsid="00ab9093" officeooo:paragraph-rsid="009692e7" style:font-size-asian="12.25pt" style:font-style-asian="normal" style:font-weight-asian="normal" style:font-size-complex="14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7e5b1f"/>
    </style:style>
    <style:style style:name="T2" style:family="text">
      <style:text-properties officeooo:rsid="00aba959"/>
    </style:style>
    <style:style style:name="T3" style:family="text">
      <style:text-properties officeooo:rsid="008ccbcb"/>
    </style:style>
    <style:style style:name="T4" style:family="text">
      <style:text-properties officeooo:rsid="0032a530"/>
    </style:style>
    <style:style style:name="T5" style:family="text">
      <style:text-properties officeooo:rsid="004bfe69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officeooo:rsid="008ccbcb"/>
    </style:style>
    <style:style style:name="T8" style:family="text">
      <style:text-properties style:use-window-font-color="true" loext:opacity="0%" style:font-name="Times New Roman" fo:font-size="16pt" fo:background-color="transparent" loext:char-shading-value="0" style:font-size-asian="16pt" style:font-size-complex="16pt"/>
    </style:style>
    <style:style style:name="T9" style:family="text">
      <style:text-properties fo:font-weight="normal" officeooo:rsid="00af410c" style:font-weight-asian="normal" style:font-weight-complex="normal"/>
    </style:style>
    <style:style style:name="T10" style:family="text">
      <style:text-properties fo:font-weight="normal" officeooo:rsid="00af9ffc" style:font-weight-asian="normal" style:font-weight-complex="normal"/>
    </style:style>
    <style:style style:name="T11" style:family="text">
      <style:text-properties fo:font-weight="normal" officeooo:rsid="00aa6664" style:font-weight-asian="normal" style:font-weight-complex="normal"/>
    </style:style>
    <style:style style:name="T12" style:family="text">
      <style:text-properties fo:font-weight="normal" officeooo:rsid="009cef0f" style:font-weight-asian="normal" style:font-weight-complex="normal"/>
    </style:style>
    <style:style style:name="T13" style:family="text">
      <style:text-properties fo:font-weight="normal" officeooo:rsid="00b9b979" style:font-weight-asian="normal" style:font-weight-complex="normal"/>
    </style:style>
    <style:style style:name="T14" style:family="text">
      <style:text-properties officeooo:rsid="007b0c19" style:language-asian="en" style:country-asian="US" style:font-name-complex="Calibri2"/>
    </style:style>
    <style:style style:name="T15" style:family="text">
      <style:text-properties style:language-asian="en" style:country-asian="US" style:font-name-complex="Calibri2"/>
    </style:style>
    <style:style style:name="T16" style:family="text">
      <style:text-properties officeooo:rsid="00a52963" style:language-asian="en" style:country-asian="US" style:font-name-complex="Calibri2"/>
    </style:style>
    <style:style style:name="T17" style:family="text">
      <style:text-properties officeooo:rsid="00af410c" style:language-asian="en" style:country-asian="US" style:font-name-complex="Calibri2"/>
    </style:style>
    <style:style style:name="T18" style:family="text">
      <style:text-properties officeooo:rsid="00b9b979" style:language-asian="en" style:country-asian="US" style:font-name-complex="Calibri2"/>
    </style:style>
    <style:style style:name="T19" style:family="text">
      <style:text-properties fo:font-weight="normal" officeooo:rsid="00b9b979" style:font-size-asian="12.25pt" style:language-asian="en" style:country-asian="US" style:font-weight-asian="normal" style:font-name-complex="Calibri2" style:font-weight-complex="normal"/>
    </style:style>
    <style:style style:name="T20" style:family="text">
      <style:text-properties officeooo:rsid="00b67119"/>
    </style:style>
    <style:style style:name="T21" style:family="text">
      <style:text-properties officeooo:rsid="00b6e486"/>
    </style:style>
    <style:style style:name="T22" style:family="text">
      <style:text-properties officeooo:rsid="00b89423"/>
    </style:style>
    <style:style style:name="T23" style:family="text">
      <style:text-properties style:use-window-font-color="true" loext:opacity="0%" fo:font-size="14pt" officeooo:rsid="00b67119" style:font-size-asian="14pt" style:language-asian="en" style:country-asian="US" style:font-name-complex="Calibri2" style:font-size-complex="14pt"/>
    </style:style>
    <style:style style:name="T24" style:family="text">
      <style:text-properties officeooo:rsid="00bbb8e9"/>
    </style:style>
    <style:style style:name="T25" style:family="text">
      <style:text-properties fo:font-weight="normal" officeooo:rsid="007b0c19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normal" fo:font-weight="normal" officeooo:rsid="00b9b979" style:font-size-asian="14pt" style:language-asian="en" style:country-asian="US" style:font-style-asian="normal" style:font-weight-asian="normal" style:font-name-complex="Calibri2" style:font-style-complex="normal" style:font-weight-complex="bold"/>
    </style:style>
    <style:style style:name="T28" style:family="text">
      <style:text-properties fo:font-style="normal" fo:font-weight="normal" officeooo:rsid="00b9b979" style:language-asian="en" style:country-asian="US" style:font-style-asian="normal" style:font-weight-asian="normal" style:font-name-complex="Calibri2" style:font-style-complex="normal" style:font-weight-complex="normal"/>
    </style:style>
    <style:style style:name="T29" style:family="text">
      <style:text-properties officeooo:rsid="00ab9093" style:font-weight-complex="bold"/>
    </style:style>
    <style:style style:name="T30" style:family="text">
      <style:text-properties officeooo:rsid="00bd7589" style:font-weight-complex="bold"/>
    </style:style>
    <style:style style:name="T31" style:family="text">
      <style:text-properties style:font-weight-complex="bold"/>
    </style:style>
    <style:style style:name="T32" style:family="text">
      <style:text-properties officeooo:rsid="00bdef11" style:font-weight-complex="bold"/>
    </style:style>
    <style:style style:name="T33" style:family="text">
      <style:text-properties officeooo:rsid="00af410c"/>
    </style:style>
    <style:style style:name="T34" style:family="text">
      <style:text-properties officeooo:rsid="00bdef11" style:language-asian="en" style:country-asian="US" style:font-name-complex="Calibri2"/>
    </style:style>
    <style:style style:name="T35" style:family="text">
      <style:text-properties officeooo:rsid="00b9b979" style:language-asian="en" style:country-asian="US" style:font-name-complex="Calibri2" style:font-weight-complex="bold"/>
    </style:style>
    <style:style style:name="T36" style:family="text">
      <style:text-properties officeooo:rsid="00bdef11" style:language-asian="en" style:country-asian="US" style:font-name-complex="Calibri2" style:font-weight-complex="bold"/>
    </style:style>
    <style:style style:name="T37" style:family="text">
      <style:text-properties officeooo:rsid="00bd7589" style:language-asian="en" style:country-asian="US" style:font-name-complex="Calibri2" style:font-weight-complex="bold"/>
    </style:style>
    <style:style style:name="T38" style:family="text">
      <style:text-properties officeooo:rsid="00bdef1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3</text:span></text:p>
      <text:p text:style-name="P4">по курсу</text:p>
      <text:p text:style-name="P5">«<text:span text:style-name="T3">Процессы жизненного цикла программного обеспечения</text:span>»</text:p>
      <text:p text:style-name="P5"/>
      <text:p text:style-name="P6">Создание тестовой документации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<text:tab/><text:tab/><text:tab/><text:tab/> <text:s text:c="6"/><text:tab/><text:tab/><text:tab/><text:tab/><text:tab/><text:span text:style-name="T4">Выполнил:</text:span></text:p>
      <text:p text:style-name="P10"><text:span text:style-name="T4"><text:s/>с</text:span>тудент <text:span text:style-name="T4">группы ИКПИ-</text:span><text:span text:style-name="T5">11</text:span></text:p>
      <text:p text:style-name="P11">Крылов А.В.</text:p>
      <text:p text:style-name="P12"/>
      <text:p text:style-name="P13">Принял: </text:p>
      <text:p text:style-name="P14">Бирюков М.А.</text:p>
      <text:p text:style-name="P2"/>
      <text:p text:style-name="P2"/>
      <text:p text:style-name="P2"/>
      <text:p text:style-name="P2"/>
      <text:p text:style-name="P8">Санкт-Петербург</text:p>
      <text:p text:style-name="P15"><text:span text:style-name="T6">202</text:span><text:span text:style-name="T7">5</text:span><text:span text:style-name="T6"> г.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СОДЕРЖАНИЕ</text:p>
          </text:index-title>
          <text:p text:style-name="P17"><text:a xlink:type="simple" xlink:href="#__RefHeading___Toc1709_1164322926" text:style-name="Index_20_Link" text:visited-style-name="Index_20_Link"><text:span text:style-name="T8">Цель работы<text:tab/>3</text:span></text:a></text:p>
          <text:p text:style-name="P17"><text:a xlink:type="simple" xlink:href="#__RefHeading___Toc1711_1164322926" text:style-name="Index_20_Link" text:visited-style-name="Index_20_Link"><text:span text:style-name="T8">Описание тестируемого приложения<text:tab/>4</text:span></text:a></text:p>
          <text:p text:style-name="P17"><text:a xlink:type="simple" xlink:href="#__RefHeading___Toc1711_1164322926%20Copy%201" text:style-name="Index_20_Link" text:visited-style-name="Index_20_Link"><text:span text:style-name="T8">Тестовая документация<text:tab/>4</text:span></text:a></text:p>
          <text:p text:style-name="P17"><text:a xlink:type="simple" xlink:href="#__RefHeading___Toc1713_1164322926" text:style-name="Index_20_Link" text:visited-style-name="Index_20_Link"><text:span text:style-name="T8">Вывод<text:tab/>7</text:span></text:a></text:p>
          <text:p text:style-name="P17"><text:a xlink:type="simple" xlink:href="#__RefHeading___Toc1715_1164322926" text:style-name="Index_20_Link" text:visited-style-name="Index_20_Link"><text:span text:style-name="T8">Список использованных источников<text:tab/>8</text:span></text:a></text:p>
        </text:index-body>
      </text:table-of-content>
      <text:h text:style-name="P18" text:outline-level="1"/>
      <text:h text:style-name="P19" text:outline-level="1"><text:bookmark-start text:name="__RefHeading___Toc1709_1164322926"/>Цель работы<text:bookmark-end text:name="__RefHeading___Toc1709_1164322926"/></text:h>
      <text:p text:style-name="P20"/>
      <text:p text:style-name="P21"><text:span text:style-name="T9">Сформировать тестовую документацию в составе </text:span><text:span text:style-name="T10">плана тестирования</text:span><text:span text:style-name="T9">, </text:span><text:span text:style-name="T10">наборов тестов</text:span><text:span text:style-name="T9"> и </text:span><text:span text:style-name="T10">тестовых случаев</text:span><text:span text:style-name="T9"> </text:span><text:span text:style-name="T11">для проекта, разработанного в рамках</text:span><text:span text:style-name="T12"> курсовой работ</text:span><text:span text:style-name="T11">ы</text:span><text:span text:style-name="T12"> по дисциплине «</text:span><text:span text:style-name="T9">Алгоритмы и структуры данных</text:span><text:span text:style-name="T12">» </text:span><text:span text:style-name="T13">на тему «Интерпретируемый язык программирования для математических вычислений»</text:span><text:span text:style-name="T11">.</text:span></text:p>
      <text:h text:style-name="P22" text:outline-level="1"/>
      <text:h text:style-name="P23" text:outline-level="1"><text:bookmark-start text:name="__RefHeading___Toc1711_1164322926"/>Описание тестируемого приложения<text:bookmark-end text:name="__RefHeading___Toc1711_1164322926"/></text:h>
      <text:p text:style-name="P24"/>
      <text:p text:style-name="P25"><text:span text:style-name="T14">В</text:span><text:span text:style-name="T15"> данной лабораторной работ</text:span><text:span text:style-name="T16">е</text:span><text:span text:style-name="T15"> в качестве </text:span><text:span text:style-name="T16">выбранного </text:span><text:span text:style-name="T17">тестируемого приложения</text:span><text:span text:style-name="T15"> используется </text:span><text:span text:style-name="T17">язык программирования</text:span><text:span text:style-name="T16">, реализованный в рамках </text:span><text:span text:style-name="T15">курсовой работ</text:span><text:span text:style-name="T16">ы</text:span><text:span text:style-name="T15"> по дисциплине «</text:span><text:span text:style-name="T17">Алгоритмы и структуры данных</text:span><text:span text:style-name="T15">» </text:span><text:span text:style-name="T18">на тему «</text:span><text:span text:style-name="T19">Интерпретируемый язык программирования для математических вычислений»</text:span><text:span text:style-name="T15">.</text:span></text:p>
      <text:h text:style-name="P26" text:outline-level="1"/>
      <text:h text:style-name="P27" text:outline-level="1"><text:bookmark-start text:name="__RefHeading___Toc1711_1164322926 Copy 1"/>Тестовая документация<text:bookmark-end text:name="__RefHeading___Toc1711_1164322926 Copy 1"/></text:h>
      <text:p text:style-name="P28"/>
      <text:p text:style-name="P29"><text:bookmark-start text:name="__RefHeading___Toc8827_1164322926"/><text:span text:style-name="T20">Таблица 1 — </text:span>Наборы тестов<text:bookmark-end text:name="__RefHeading___Toc8827_1164322926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Тест-сьют</text:p>
          </table:table-cell>
          <table:table-cell table:style-name="Table1.A1" office:value-type="string">
            <text:p text:style-name="P31">Список тест-кейсов</text:p>
          </table:table-cell>
        </table:table-row>
        <table:table-row>
          <table:table-cell table:style-name="Table1.A1" office:value-type="string">
            <text:p text:style-name="P32">Модуль лексического анализа</text:p>
          </table:table-cell>
          <table:table-cell table:style-name="Table1.A1" office:value-type="string">
            <text:p text:style-name="P32">Обработка <text:span text:style-name="T21">верных символов</text:span></text:p>
            <text:p text:style-name="P32">Обработка неверных <text:span text:style-name="T21">символов</text:span></text:p>
          </table:table-cell>
        </table:table-row>
        <table:table-row>
          <table:table-cell table:style-name="Table1.A1" office:value-type="string">
            <text:p text:style-name="P32">Модуль синтаксического анализа</text:p>
          </table:table-cell>
          <table:table-cell table:style-name="Table1.A1" office:value-type="string">
            <text:p text:style-name="P32">Объявление переменных</text:p>
            <text:p text:style-name="P32">Унарные операции</text:p>
            <text:p text:style-name="P32">Бинарные операции</text:p>
            <text:p text:style-name="P32"><text:span text:style-name="T20">Оператор </text:span>if</text:p>
            <text:p text:style-name="P32"><text:span text:style-name="T20">Оператор </text:span>while</text:p>
            <text:p text:style-name="P32">Вызов функций</text:p>
            <text:p text:style-name="P32">Объявление пользовательских функций</text:p>
          </table:table-cell>
        </table:table-row>
        <table:table-row>
          <table:table-cell table:style-name="Table1.A1" office:value-type="string">
            <text:p text:style-name="P32">Модуль семантического анализа</text:p>
          </table:table-cell>
          <table:table-cell table:style-name="Table1.A1" office:value-type="string">
            <text:p text:style-name="P33">Вызов несуществующей функции</text:p>
            <text:p text:style-name="P33">Операци<text:span text:style-name="T22">я</text:span> с несовместимыми типами данных</text:p>
          </table:table-cell>
        </table:table-row>
      </table:table>
      <text:p text:style-name="P34"/>
      <text:p text:style-name="P35"><text:span text:style-name="T23">Таблица 2 — Набор тестов: Модуль лексического анализа</text:span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6">№ п/п</text:p>
          </table:table-cell>
          <table:table-cell table:style-name="Table2.A1" office:value-type="string">
            <text:p text:style-name="P36">Название тест-кейса</text:p>
          </table:table-cell>
          <table:table-cell table:style-name="Table2.A1" office:value-type="string">
            <text:p text:style-name="P36">Описание</text:p>
          </table:table-cell>
          <table:table-cell table:style-name="Table2.A1" office:value-type="string">
            <text:p text:style-name="P36">Ожидаемый результат</text:p>
          </table:table-cell>
          <table:table-cell table:style-name="Table2.E1" office:value-type="string">
            <text:p text:style-name="P36">Тип теста</text:p>
          </table:table-cell>
        </table:table-row>
        <table:table-row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8">Обработка <text:span text:style-name="T21">верных символов</text:span></text:p>
          </table:table-cell>
          <table:table-cell table:style-name="Table2.A2" office:value-type="string">
            <text:p text:style-name="P39">Подача в модуль лексического анализа строки «+-&gt;&lt;=()»</text:p>
          </table:table-cell>
          <table:table-cell table:style-name="Table2.A2" office:value-type="string">
            <text:p text:style-name="P39">Модуль лексического анализа преобразует строку в последовательность токенов</text:p>
          </table:table-cell>
          <table:table-cell table:style-name="Table2.E2" office:value-type="string">
            <text:p text:style-name="P36">Позитивный</text:p>
          </table:table-cell>
        </table:table-row>
        <table:table-row table:style-name="Table2.3"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38">Обработка неверных <text:span text:style-name="T21">символов</text:span></text:p>
          </table:table-cell>
          <table:table-cell table:style-name="Table2.A2" office:value-type="string">
            <text:p text:style-name="P39">Подача в модуль лексического анализа строки «?@»</text:p>
          </table:table-cell>
          <table:table-cell table:style-name="Table2.A2" office:value-type="string">
            <text:p text:style-name="P39">Модуль лексического анализа выведет ошибку о неверном символе «?»</text:p>
          </table:table-cell>
          <table:table-cell table:style-name="Table2.E2" office:value-type="string">
            <text:p text:style-name="P39">Негативный</text:p>
          </table:table-cell>
        </table:table-row>
      </table:table>
      <text:p text:style-name="P41"/>
      <text:p text:style-name="P42"><text:span text:style-name="T20">Таблица </text:span><text:span text:style-name="T21">3 —</text:span><text:span text:style-name="T20"> </text:span><text:span text:style-name="T24">Набор </text:span><text:span text:style-name="T20">тестов: Модуль </text:span><text:span text:style-name="T21">синтаксического</text:span><text:span text:style-name="T20"> анализа</text:span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3">№ п/п</text:p>
          </table:table-cell>
          <table:table-cell table:style-name="Table3.A1" office:value-type="string">
            <text:p text:style-name="P43">Название тест-кейса</text:p>
          </table:table-cell>
          <table:table-cell table:style-name="Table3.A1" office:value-type="string">
            <text:p text:style-name="P43">Описание</text:p>
          </table:table-cell>
          <table:table-cell table:style-name="Table3.A1" office:value-type="string">
            <text:p text:style-name="P43">Ожидаемый результат</text:p>
          </table:table-cell>
          <table:table-cell table:style-name="Table3.E1" office:value-type="string">
            <text:p text:style-name="P43">Тип теста</text:p>
          </table:table-cell>
        </table:table-row>
        <table:table-row>
          <table:table-cell table:style-name="Table3.A2" office:value-type="string">
            <text:p text:style-name="P44">1</text:p>
          </table:table-cell>
          <table:table-cell table:style-name="Table3.A2" office:value-type="string">
            <text:p text:style-name="P39">Объявление переменных</text:p>
          </table:table-cell>
          <table:table-cell table:style-name="Table3.A2" office:value-type="string">
            <text:p text:style-name="P45">Подача в модуль синтаксического анализа токенов «Identifier(a), Equals, Number(12)»</text:p>
          </table:table-cell>
          <table:table-cell table:style-name="Table3.A2" office:value-type="string">
            <text:p text:style-name="P45">Модуль синтаксического анализа преобразует последовательность токенов в вершину абстрактного синтаксического</text:p>
            <text:p text:style-name="P45">древа</text:p>
          </table:table-cell>
          <table:table-cell table:style-name="Table3.E2" office:value-type="string">
            <text:p text:style-name="P43">Позитивный</text:p>
          </table:table-cell>
        </table:table-row>
        <table:table-row table:style-name="Table3.3">
          <table:table-cell table:style-name="Table3.A2" office:value-type="string">
            <text:p text:style-name="P46">2</text:p>
          </table:table-cell>
          <table:table-cell table:style-name="Table3.A2" office:value-type="string">
            <text:p text:style-name="P39">Унарные операции</text:p>
          </table:table-cell>
          <table:table-cell table:style-name="Table3.A2" office:value-type="string">
            <text:p text:style-name="P45">Подача в модуль синтаксического анализа токенов «Identifier(a), Factorial»</text:p>
          </table:table-cell>
          <table:table-cell table:style-name="Table3.A2" office:value-type="string">
            <text:p text:style-name="P45">Модуль синтаксического анализа преобразует последовательность токенов в вершину абстрактного <text:soft-page-break/>синтаксического</text:p>
            <text:p text:style-name="P45">древа</text:p>
          </table:table-cell>
          <table:table-cell table:style-name="Table3.E2" office:value-type="string">
            <text:p text:style-name="P43">Позитивный</text:p>
          </table:table-cell>
        </table:table-row>
        <table:table-row table:style-name="Table3.3">
          <table:table-cell table:style-name="Table3.A2" office:value-type="string">
            <text:p text:style-name="P47">3</text:p>
          </table:table-cell>
          <table:table-cell table:style-name="Table3.A2" office:value-type="string">
            <text:p text:style-name="P39">Бинарные операции</text:p>
          </table:table-cell>
          <table:table-cell table:style-name="Table3.A2" office:value-type="string">
            <text:p text:style-name="P45">Подача в модуль синтаксического анализа токенов «Identifier(a), Plus, Identifier(b)»</text:p>
          </table:table-cell>
          <table:table-cell table:style-name="Table3.A2" office:value-type="string">
            <text:p text:style-name="P45">Модуль синтаксического анализа преобразует последовательность токенов в вершину абстрактного синтаксического</text:p>
            <text:p text:style-name="P45">древа</text:p>
          </table:table-cell>
          <table:table-cell table:style-name="Table3.E2" office:value-type="string">
            <text:p text:style-name="P43">Позитивный</text:p>
          </table:table-cell>
        </table:table-row>
        <table:table-row table:style-name="Table3.3">
          <table:table-cell table:style-name="Table3.A2" office:value-type="string">
            <text:p text:style-name="P47">4</text:p>
          </table:table-cell>
          <table:table-cell table:style-name="Table3.A2" office:value-type="string">
            <text:p text:style-name="P39">Оператор if</text:p>
          </table:table-cell>
          <table:table-cell table:style-name="Table3.A2" office:value-type="string">
            <text:p text:style-name="P45">Подача в модуль синтаксического анализа токенов «If, True, Newline, Return, Number(12)»</text:p>
          </table:table-cell>
          <table:table-cell table:style-name="Table3.A2" office:value-type="string">
            <text:p text:style-name="P45">Модуль синтаксического анализа преобразует последовательность токенов в вершину абстрактного синтаксического</text:p>
            <text:p text:style-name="P45">древа</text:p>
          </table:table-cell>
          <table:table-cell table:style-name="Table3.E2" office:value-type="string">
            <text:p text:style-name="P43">Позитивный</text:p>
          </table:table-cell>
        </table:table-row>
        <table:table-row table:style-name="Table3.3">
          <table:table-cell table:style-name="Table3.A2" office:value-type="string">
            <text:p text:style-name="P47">5</text:p>
          </table:table-cell>
          <table:table-cell table:style-name="Table3.A2" office:value-type="string">
            <text:p text:style-name="P39">Оператор while</text:p>
          </table:table-cell>
          <table:table-cell table:style-name="Table3.A2" office:value-type="string">
            <text:p text:style-name="P45">Подача в модуль синтаксического анализа токенов «While, True, Newline, Identifier(a), Equals, Identifier(a), Plus, Number(12)»</text:p>
          </table:table-cell>
          <table:table-cell table:style-name="Table3.A2" office:value-type="string">
            <text:p text:style-name="P45">Модуль синтаксического анализа преобразует последовательность токенов в вершину абстрактного синтаксического</text:p>
            <text:p text:style-name="P45">древа</text:p>
          </table:table-cell>
          <table:table-cell table:style-name="Table3.E2" office:value-type="string">
            <text:p text:style-name="P43">Позитивный</text:p>
          </table:table-cell>
        </table:table-row>
        <table:table-row table:style-name="Table3.3">
          <table:table-cell table:style-name="Table3.A2" office:value-type="string">
            <text:p text:style-name="P47">6</text:p>
          </table:table-cell>
          <table:table-cell table:style-name="Table3.A2" office:value-type="string">
            <text:p text:style-name="P39">Вызов функций</text:p>
          </table:table-cell>
          <table:table-cell table:style-name="Table3.A2" office:value-type="string">
            <text:p text:style-name="P45">Подача в модуль синтаксического анализа токенов «Print, OpenParen, String(«Hello world»), CloseParen»</text:p>
          </table:table-cell>
          <table:table-cell table:style-name="Table3.A2" office:value-type="string">
            <text:p text:style-name="P45">Модуль синтаксического анализа преобразует последовательность токенов в вершину абстрактного синтаксического</text:p>
            <text:p text:style-name="P45">древа</text:p>
          </table:table-cell>
          <table:table-cell table:style-name="Table3.E2" office:value-type="string">
            <text:p text:style-name="P43">Позитивный</text:p>
          </table:table-cell>
        </table:table-row>
        <table:table-row table:style-name="Table3.3">
          <table:table-cell table:style-name="Table3.A2" office:value-type="string">
            <text:p text:style-name="P47">7</text:p>
          </table:table-cell>
          <table:table-cell table:style-name="Table3.A2" office:value-type="string">
            <text:p text:style-name="P39">Объявление пользовательских функций</text:p>
          </table:table-cell>
          <table:table-cell table:style-name="Table3.A2" office:value-type="string">
            <text:p text:style-name="P45">Подача в модуль синтаксического анализа токенов «Fn, Identifier(my_func), Newline, Return, Number(12)»</text:p>
          </table:table-cell>
          <table:table-cell table:style-name="Table3.A2" office:value-type="string">
            <text:p text:style-name="P45">Модуль синтаксического анализа преобразует последовательность токенов в вершину абстрактного синтаксического</text:p>
            <text:p text:style-name="P45">древа</text:p>
          </table:table-cell>
          <table:table-cell table:style-name="Table3.E2" office:value-type="string">
            <text:p text:style-name="P43">Позитивный</text:p>
          </table:table-cell>
        </table:table-row>
      </table:table>
      <text:p text:style-name="P48"/>
      <text:p text:style-name="P49"><text:span text:style-name="T20">Таблица </text:span><text:span text:style-name="T22">4</text:span><text:span text:style-name="T20">. Набор тестов: Модуль </text:span><text:span text:style-name="T22">семантического</text:span><text:span text:style-name="T20"> анализа</text:span>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0">№ п/п</text:p>
          </table:table-cell>
          <table:table-cell table:style-name="Table4.A1" office:value-type="string">
            <text:p text:style-name="P50">Название тест-кейса</text:p>
          </table:table-cell>
          <table:table-cell table:style-name="Table4.A1" office:value-type="string">
            <text:p text:style-name="P50">Описание</text:p>
          </table:table-cell>
          <table:table-cell table:style-name="Table4.A1" office:value-type="string">
            <text:p text:style-name="P50">Ожидаемый результат</text:p>
          </table:table-cell>
          <table:table-cell table:style-name="Table4.E1" office:value-type="string">
            <text:p text:style-name="P50">Тип теста</text:p>
          </table:table-cell>
        </table:table-row>
        <table:table-row table:style-name="Table4.2"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2">Вызов несуществующей функции</text:p>
          </table:table-cell>
          <table:table-cell table:style-name="Table4.A2" office:value-type="string">
            <text:p text:style-name="P53">Подача в модуль <text:span text:style-name="T22">семантического</text:span> анализа <text:span text:style-name="T22">вершины абстрактного синтаксического древа «FnCall(Identifier(some_func), Args([]))»</text:span></text:p>
          </table:table-cell>
          <table:table-cell table:style-name="Table4.A2" office:value-type="string">
            <text:p text:style-name="P53">Модуль <text:span text:style-name="T22">семантического</text:span> анализа <text:span text:style-name="T22">выдаст ошибку о попытке вызова несуществующей функции</text:span></text:p>
          </table:table-cell>
          <table:table-cell table:style-name="Table4.E2" office:value-type="string">
            <text:p text:style-name="P52">Негативный</text:p>
          </table:table-cell>
        </table:table-row>
        <text:soft-page-break/>
        <table:table-row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54"><text:span text:style-name="T22">О</text:span>пераци<text:span text:style-name="T22">я</text:span> с несовместимыми типами данных</text:p>
          </table:table-cell>
          <table:table-cell table:style-name="Table4.A2" office:value-type="string">
            <text:p text:style-name="P53">Подача в модуль <text:span text:style-name="T22">семантического</text:span> анализа <text:span text:style-name="T22">вершины абстрактного синтаксического древа «UnaryOp(Factorial, String(«hi»))</text:span></text:p>
          </table:table-cell>
          <table:table-cell table:style-name="Table4.A2" office:value-type="string">
            <text:p text:style-name="P53">Модуль <text:span text:style-name="T22">семантического</text:span> анализа <text:span text:style-name="T22">выдаст ошибку о попытке вычисления факториала с несовместимым типом данных</text:span></text:p>
          </table:table-cell>
          <table:table-cell table:style-name="Table4.E2" office:value-type="string">
            <text:p text:style-name="P52">Негативный</text:p>
          </table:table-cell>
        </table:table-row>
      </table:table>
      <text:p text:style-name="P55"/>
      <text:h text:style-name="P56" text:outline-level="1"/>
      <text:h text:style-name="P57" text:outline-level="1"><text:bookmark-start text:name="__RefHeading___Toc1713_1164322926"/>Вывод<text:bookmark-end text:name="__RefHeading___Toc1713_1164322926"/></text:h>
      <text:p text:style-name="P58"/>
      <text:p text:style-name="P59"><text:span text:style-name="T25">В </text:span><text:span text:style-name="T26">ходе проведённой лабораторной работы </text:span><text:span text:style-name="T12">был</text:span><text:span text:style-name="T9">а сформирована тестовая документацию в составе </text:span><text:span text:style-name="T10">плана тестирования</text:span><text:span text:style-name="T9">, </text:span><text:span text:style-name="T10">наборов тестов</text:span><text:span text:style-name="T9"> и </text:span><text:span text:style-name="T10">тестовых случаев</text:span><text:span text:style-name="T9"> </text:span><text:span text:style-name="T11">для проекта, разработанного в рамках</text:span><text:span text:style-name="T12"> курсовой работ</text:span><text:span text:style-name="T11">ы</text:span><text:span text:style-name="T12"> по дисциплине «</text:span><text:span text:style-name="T9">Алгоритмы и структуры данных</text:span><text:span text:style-name="T12">» </text:span><text:span text:style-name="T27">на тему «</text:span><text:span text:style-name="T28">Интерпретируемый язык программирования для математических вычислений»</text:span><text:span text:style-name="T11">.</text:span></text:p>
      <text:p text:style-name="P60"><text:span text:style-name="T12"/></text:p>
      <text:h text:style-name="P61" text:outline-level="1"/>
      <text:h text:style-name="P62" text:outline-level="1"><text:bookmark-start text:name="__RefHeading___Toc1715_1164322926"/>СПИСОК ИСПОЛЬЗОВАННЫХ ИСТОЧНИКОВ<text:bookmark-end text:name="__RefHeading___Toc1715_1164322926"/></text:h>
      <text:p text:style-name="P63"><text:span text:style-name="T29"/></text:p>
      <text:list text:style-name="Numbering_20_123">
        <text:list-item>
          <text:p text:style-name="P64"><text:span text:style-name="T30">Отчёт по к</text:span><text:span text:style-name="T31">урсов</text:span><text:span text:style-name="T30">ой</text:span><text:span text:style-name="T31"> работ</text:span><text:span text:style-name="T32">е</text:span><text:span text:style-name="T31"> по дисциплине «</text:span><text:span text:style-name="T33">Алгоритмы и структуры данных</text:span><text:span text:style-name="T31">» </text:span><text:span text:style-name="T30">студентов</text:span><text:span text:style-name="T18"> Крылов</text:span><text:span text:style-name="T34">а</text:span><text:span text:style-name="T18"> А.В.,</text:span><text:span text:style-name="T35"> Дунаев</text:span><text:span text:style-name="T36">а</text:span><text:span text:style-name="T35"> В.Е., Хохлов</text:span><text:span text:style-name="T36">а</text:span><text:span text:style-name="T35"> Т.В.</text:span><text:span text:style-name="T37"> С 3 — 9.</text:span></text:p>
        </text:list-item>
        <text:list-item>
          <text:p text:style-name="P65">Методические материалы для Лабораторной работы №<text:span text:style-name="T38">3</text:span> по предмету «Процессы жизненного цикла ПО» С 2 — 5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3-22T12:06:27.834800062</dc:date>
    <meta:editing-cycles>93</meta:editing-cycles>
    <meta:editing-duration>P1DT19H10M45S</meta:editing-duration>
    <meta:generator>LibreOffice/25.2.0.3$Linux_X86_64 LibreOffice_project/520$Build-3</meta:generator>
    <meta:document-statistic meta:table-count="4" meta:image-count="0" meta:object-count="0" meta:page-count="9" meta:paragraph-count="128" meta:word-count="588" meta:character-count="5020" meta:non-whitespace-character-count="453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